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3.676cm"/>
    </style:style>
    <style:style style:name="co3" style:family="table-column">
      <style:table-column-properties fo:break-before="auto" style:column-width="4.902cm"/>
    </style:style>
    <style:style style:name="co4" style:family="table-column">
      <style:table-column-properties fo:break-before="auto" style:column-width="3.321cm"/>
    </style:style>
    <style:style style:name="co5" style:family="table-column">
      <style:table-column-properties fo:break-before="auto" style:column-width="6.726cm"/>
    </style:style>
    <style:style style:name="co6" style:family="table-column">
      <style:table-column-properties fo:break-before="auto" style:column-width="6.126cm"/>
    </style:style>
    <style:style style:name="co7"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5.186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4.475cm" fo:break-before="auto" style:use-optimal-row-height="true"/>
    </style:style>
    <style:style style:name="ro12" style:family="table-row">
      <style:table-row-properties style:row-height="6.765cm" fo:break-before="auto" style:use-optimal-row-height="true"/>
    </style:style>
    <style:style style:name="ro13" style:family="table-row">
      <style:table-row-properties style:row-height="10.109cm" fo:break-before="auto" style:use-optimal-row-height="true"/>
    </style:style>
    <style:style style:name="ro14" style:family="table-row">
      <style:table-row-properties style:row-height="8.345cm" fo:break-before="auto" style:use-optimal-row-height="true"/>
    </style:style>
    <style:style style:name="ro15" style:family="table-row">
      <style:table-row-properties style:row-height="21.745cm" fo:break-before="auto" style:use-optimal-row-height="true"/>
    </style:style>
    <style:style style:name="ro16" style:family="table-row">
      <style:table-row-properties style:row-height="9.135cm" fo:break-before="auto" style:use-optimal-row-height="true"/>
    </style:style>
    <style:style style:name="ro17" style:family="table-row">
      <style:table-row-properties style:row-height="10.50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1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style:font-size-asian="8pt" style:font-size-complex="8pt"/>
    </style:style>
    <style:style style:name="ce1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20"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style>
    <style:style style:name="ce23"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fo:font-size="8pt" style:font-size-asian="8pt" style:font-size-complex="8pt"/>
    </style:style>
    <style:style style:name="T6" style:family="text">
      <style:text-properties fo:color="#000000" fo:font-weight="bold" style:font-weight-asian="bold" style:font-weight-complex="bold"/>
    </style:style>
    <style:style style:name="T7"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0"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1"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6"/>
        <table:table-column table:style-name="co6" table:default-cell-style-name="ce16"/>
        <table:table-row table:style-name="ro1">
          <table:table-cell table:style-name="ce1" office:value-type="string" calcext:value-type="string">
            <text:p>Data</text:p>
          </table:table-cell>
          <table:table-cell table:style-name="ce1" office:value-type="string" calcext:value-type="string">
            <text:p>Name</text:p>
          </table:table-cell>
          <table:table-cell table:style-name="ce1" office:value-type="string" calcext:value-type="string">
            <text:p>email</text:p>
          </table:table-cell>
          <table:table-cell table:style-name="ce1" office:value-type="string" calcext:value-type="string">
            <text:p>Phone</text:p>
          </table:table-cell>
          <table:table-cell table:style-name="ce14" office:value-type="string" calcext:value-type="string">
            <text:p>Surch</text:p>
          </table:table-cell>
          <table:table-cell table:style-name="ce14" office:value-type="string" calcext:value-type="string">
            <text:p>Offer</text:p>
          </table:table-cell>
        </table:table-row>
        <table:table-row table:style-name="ro2">
          <table:table-cell table:style-name="ce2" office:value-type="date" office:date-value="2022-11-16" calcext:value-type="date">
            <text:p>16/11/22</text:p>
          </table:table-cell>
          <table:table-cell table:style-name="ce1" office:value-type="string" calcext:value-type="string">
            <text:p>Amanda Meszar</text:p>
          </table:table-cell>
          <table:table-cell table:style-name="ce1" table:number-columns-repeated="2"/>
          <table:table-cell table:style-name="ce15"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3"> $</text:span>40/hour for deep cleaning. </text:p>
            <text:p>   Displacement: there is a charge of 20 dollars from 10 minutes of travel.</text:p>
            <text:p>It does not include cleaning products or vacuum cleaner. </text:p>
          </table:table-cell>
        </table:table-row>
        <table:table-row table:style-name="ro3">
          <table:table-cell table:style-name="ce2" office:value-type="date" office:date-value="2022-12-13" calcext:value-type="date">
            <text:p>13/12/22</text:p>
          </table:table-cell>
          <table:table-cell table:style-name="ce1" office:value-type="string" calcext:value-type="string">
            <text:p>Marsha Bailey</text:p>
          </table:table-cell>
          <table:table-cell table:style-name="ce1" table:number-columns-repeated="2"/>
          <table:table-cell table:style-name="ce15"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15"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row>
        <table:table-row table:style-name="ro1">
          <table:table-cell table:style-name="ce2" office:value-type="date" office:date-value="2022-12-20" calcext:value-type="date">
            <text:p>20/12/22</text:p>
          </table:table-cell>
          <table:table-cell table:style-name="ce1" office:value-type="string" calcext:value-type="string">
            <text:p>Sara Kellar</text:p>
          </table:table-cell>
          <table:table-cell table:style-name="ce1" table:number-columns-repeated="2"/>
          <table:table-cell table:style-name="ce15" office:value-type="string" calcext:value-type="string">
            <text:p>What do you charge </text:p>
          </table:table-cell>
          <table:table-cell table:style-name="ce15" office:value-type="string" calcext:value-type="string">
            <text:p>30 dollars per hour </text:p>
          </table:table-cell>
        </table:table-row>
        <table:table-row table:style-name="ro4">
          <table:table-cell table:style-name="ce2" office:value-type="date" office:date-value="2022-12-21" calcext:value-type="date">
            <text:p>21/12/22</text:p>
          </table:table-cell>
          <table:table-cell table:style-name="ce1" office:value-type="string" calcext:value-type="string">
            <text:p>Maureen Kerr</text:p>
          </table:table-cell>
          <table:table-cell table:style-name="ce1"/>
          <table:table-cell table:style-name="ce13" office:value-type="string" calcext:value-type="string">
            <text:p>330 5026911 </text:p>
          </table:table-cell>
          <table:table-cell table:style-name="ce15"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15"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row>
        <table:table-row table:style-name="ro5">
          <table:table-cell table:style-name="ce2" office:value-type="date" office:date-value="2023-02-01" calcext:value-type="date">
            <text:p>01/02/23</text:p>
          </table:table-cell>
          <table:table-cell table:style-name="ce1" office:value-type="string" calcext:value-type="string">
            <text:p>Jay Dillar</text:p>
          </table:table-cell>
          <table:table-cell table:style-name="ce1" table:number-columns-repeated="2"/>
          <table:table-cell table:style-name="ce15"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15" office:value-type="string" calcext:value-type="string">
            <text:p>Send me pictures. Do you want cleaning? Do you just want to organize the room? </text:p>
          </table:table-cell>
        </table:table-row>
        <table:table-row table:style-name="ro2">
          <table:table-cell table:style-name="ce2" office:value-type="date" office:date-value="2023-02-04" calcext:value-type="date">
            <text:p>04/02/23</text:p>
          </table:table-cell>
          <table:table-cell table:style-name="ce1" office:value-type="string" calcext:value-type="string">
            <text:p>Julie Tailor</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row>
        <table:table-row table:style-name="ro2">
          <table:table-cell table:style-name="ce2" office:value-type="date" office:date-value="2023-02-04" calcext:value-type="date">
            <text:p>04/02/23</text:p>
          </table:table-cell>
          <table:table-cell table:style-name="ce1" office:value-type="string" calcext:value-type="string">
            <text:p>Sohir Roston</text:p>
          </table:table-cell>
          <table:table-cell table:style-name="ce1"/>
          <table:table-cell table:style-name="ce13" office:value-type="float" office:value="3307164009" calcext:value-type="float">
            <text:p>3307164009</text:p>
          </table:table-cell>
          <table:table-cell table:style-name="ce15" office:value-type="string" calcext:value-type="string">
            <text:p>I will work with you, I want deep cleaning, are you going to be working by yourself or someone with you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row>
        <table:table-row table:style-name="ro6">
          <table:table-cell table:style-name="ce2" office:value-type="date" office:date-value="2023-02-07" calcext:value-type="date">
            <text:p>07/02/23</text:p>
          </table:table-cell>
          <table:table-cell table:style-name="ce1" office:value-type="string" calcext:value-type="string">
            <text:p>Valery Hurt Tamura</text:p>
          </table:table-cell>
          <table:table-cell table:style-name="ce1" table:number-columns-repeated="2"/>
          <table:table-cell office:value-type="string" calcext:value-type="string">
            <text:p>How much do you want to do deep cleaning an hour? I have my own cleaning supplies.</text:p>
            <text:p>And equipment.------------------The best I could do is 100 plus 15 dollars for gas money. This would be 5 hours of regular cleaning a week. You could work on a project for only a half hour and just leave it. I have others that can do what you say are are deep for the 20 bucks an hour I give them. I can’t try and help I have heart problems and I don’t go downstairs be cause of falling this year</text:p>
          </table:table-cell>
          <table:table-cell table:style-name="ce15" office:value-type="string" calcext:value-type="string">
            <text:p>$ 50 /hour for deep cleaning. To be honest, I can't give you a price per job done, without me knowing what you need. Displacement: 20 dollars is charged from 10 minutes of displacement. </text:p>
          </table:table-cell>
        </table:table-row>
        <table:table-row table:style-name="ro2">
          <table:table-cell table:style-name="ce2" office:value-type="date" office:date-value="2023-02-05" calcext:value-type="date">
            <text:p>05/02/23</text:p>
          </table:table-cell>
          <table:table-cell table:style-name="ce1" office:value-type="string" calcext:value-type="string">
            <text:p>Roxane Brounce</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row>
        <table:table-row table:style-name="ro2">
          <table:table-cell table:style-name="ce2" office:value-type="date" office:date-value="2023-02-12" calcext:value-type="date">
            <text:p>12/02/23</text:p>
          </table:table-cell>
          <table:table-cell table:style-name="ce1" office:value-type="string" calcext:value-type="string">
            <text:p>Jenifer Graves</text:p>
          </table:table-cell>
          <table:table-cell table:style-name="ce1" table:number-columns-repeated="2"/>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row>
        <table:table-row table:style-name="ro7">
          <table:table-cell table:style-name="ce2" office:value-type="date" office:date-value="2023-02-16" calcext:value-type="date">
            <text:p>16/02/23</text:p>
          </table:table-cell>
          <table:table-cell table:style-name="ce1" office:value-type="string" calcext:value-type="string">
            <text:p>Johanna Lancaster</text:p>
          </table:table-cell>
          <table:table-cell table:style-name="ce1" table:number-columns-repeated="2"/>
          <table:table-cell table:style-name="ce11" office:value-type="string" calcext:value-type="string">
            <text:p>What’s your prices </text:p>
          </table:table-cell>
          <table:table-cell table:style-name="ce15" office:value-type="string" calcext:value-type="string">
            <text:p>Estimated minimum price: $200 (Maintenance cleaning) Displacement: $20 are charged Cleaning products and vacuum cleaner: are not included in the price. </text:p>
          </table:table-cell>
        </table:table-row>
        <table:table-row table:style-name="ro8">
          <table:table-cell table:style-name="ce2" office:value-type="date" office:date-value="2023-02-23" calcext:value-type="date">
            <text:p>23/02/23</text:p>
          </table:table-cell>
          <table:table-cell table:style-name="ce1" office:value-type="string" calcext:value-type="string">
            <text:p>Brenda B</text:p>
          </table:table-cell>
          <table:table-cell table:style-name="ce1" table:number-columns-repeated="2"/>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2">I am currently dealing with my son's illness. We travel to Cincinnati a lot. When things calm down, I will contact you.</text:span></text:p>
          </table:table-cell>
          <table:table-cell table:style-name="ce15"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row>
        <table:table-row table:style-name="ro7">
          <table:table-cell table:style-name="ce2" office:value-type="date" office:date-value="2023-02-09" calcext:value-type="date">
            <text:p>09/02/23</text:p>
          </table:table-cell>
          <table:table-cell table:style-name="ce1" office:value-type="string" calcext:value-type="string">
            <text:p>Bob Ciulei- Agente inmobiliario</text:p>
          </table:table-cell>
          <table:table-cell table:style-name="ce1" table:number-columns-repeated="2"/>
          <table:table-cell office:value-type="string" calcext:value-type="string">
            <text:p>would like to know more about your service and do you have any references-------I have a 3 bedroom house that I would liked cleaned every 2 to 3 weeks</text:p>
          </table:table-cell>
          <table:table-cell table:style-name="ce15" office:value-type="string" calcext:value-type="string">
            <text:p>My approximate fee is $200 I also have to calculate the trip. Displacement: 20 dollars is charged from 10 minutes of displacement.</text:p>
          </table:table-cell>
        </table:table-row>
        <table:table-row table:style-name="ro2">
          <table:table-cell table:style-name="ce2" office:value-type="date" office:date-value="2023-02-09" calcext:value-type="date">
            <text:p>09/02/23</text:p>
          </table:table-cell>
          <table:table-cell table:style-name="ce6" office:value-type="string" calcext:value-type="string">
            <text:p>Katrena Mitchell </text:p>
          </table:table-cell>
          <table:table-cell table:style-name="ce1" office:value-type="string" calcext:value-type="string">
            <text:p>1849 Coventry Ave NE, Warren</text:p>
          </table:table-cell>
          <table:table-cell table:style-name="ce6"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2">We will have to reschedule. My deepest apologies. I’m in the hospital and not sure when I will return. I will contact you soon</text:span></text:p>
          </table:table-cell>
          <table:table-cell table:style-name="ce12" office:value-type="string" calcext:value-type="string">
            <text:p>Estimated prices $ 200 To be honest, I cannot give you a price for work done, without knowing what you need. Displacement: $20 is charged from 10 minutes of displacement. </text:p>
          </table:table-cell>
        </table:table-row>
        <table:table-row table:style-name="ro9">
          <table:table-cell table:style-name="ce2" office:value-type="date" office:date-value="2023-02-12" calcext:value-type="date">
            <text:p>12/02/23</text:p>
          </table:table-cell>
          <table:table-cell table:style-name="ce1" office:value-type="string" calcext:value-type="string">
            <text:p>Sandra Muddiman</text:p>
          </table:table-cell>
          <table:table-cell table:style-name="ce6" office:value-type="string" calcext:value-type="string">
            <text:p><text:a xlink:href="mailto:s.west6@yahoo.com" xlink:type="simple">s.west6@yahoo.com</text:a> </text:p>
          </table:table-cell>
          <table:table-cell table:style-name="ce1"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15" office:value-type="string" calcext:value-type="string">
            <text:p>My budget is $200 once a fortnight if you are near zip code 44483. Cleaning products and vacuuming are not included. </text:p>
          </table:table-cell>
        </table:table-row>
        <table:table-row table:style-name="ro10">
          <table:table-cell table:style-name="ce2" office:value-type="date" office:date-value="2023-03-03" calcext:value-type="date">
            <text:p>03/03/23</text:p>
          </table:table-cell>
          <table:table-cell table:style-name="ce1" office:value-type="string" calcext:value-type="string">
            <text:p>Katy Wertman</text:p>
          </table:table-cell>
          <table:table-cell table:style-name="ce1" table:number-columns-repeated="2"/>
          <table:table-cell table:style-name="ce11" office:value-type="string" calcext:value-type="string">
            <text:p><text:span text:style-name="T3">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15" office:value-type="string" calcext:value-type="string">
            <text:p>I can be 5hs for 200$ plus 20$ for travel. I am an expert in deep cleaning. </text:p>
          </table:table-cell>
        </table:table-row>
        <table:table-row table:style-name="ro11">
          <table:table-cell table:style-name="ce2" office:value-type="date" office:date-value="2023-03-10" calcext:value-type="date">
            <text:p>10/03/23</text:p>
          </table:table-cell>
          <table:table-cell table:style-name="ce1" office:value-type="string" calcext:value-type="string">
            <text:p>Susan D. Novak</text:p>
          </table:table-cell>
          <table:table-cell table:style-name="ce1"/>
          <table:table-cell table:style-name="ce1" office:value-type="float" office:value="3305405721" calcext:value-type="float">
            <text:p>3305405721</text:p>
          </table:table-cell>
          <table:table-cell table:style-name="ce17" office:value-type="string" calcext:value-type="string">
            <text:p>My mom lives in Howland and is looking for help with cleaning. Do you have a price list? I know some people want a minimum of 4 hours to accept the job<text:span text:style-name="T4">--------</text:span>. Thank you Ana for the proposal. I will ask mom when she decides she really wants to hire a cleaning person. You sound very thorough and professional!-------I would say their prices are very reasonable. What's more, my mother is 88 years old and still not sure what she wants.</text:p>
          </table:table-cell>
          <table:table-cell table:style-name="ce17"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xt:p>
          </table:table-cell>
        </table:table-row>
        <table:table-row table:style-name="ro12">
          <table:table-cell table:style-name="ce2" office:value-type="date" office:date-value="2023-03-24" calcext:value-type="date">
            <text:p>24/03/23</text:p>
          </table:table-cell>
          <table:table-cell table:style-name="ce7" office:value-type="string" calcext:value-type="string">
            <text:p><text:a xlink:href="https://nextdoor.com/profile/60031671/?is=chat_conversation" xlink:type="simple">Sherry Gordon</text:a> </text:p>
          </table:table-cell>
          <table:table-cell table:style-name="ce1" table:number-columns-repeated="2"/>
          <table:table-cell table:style-name="ce11" office:value-type="string" calcext:value-type="string">
            <text:p>So what do you charge? I have two rooms I'd like to organize<text:span text:style-name="T4">……</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row>
        <table:table-row table:style-name="ro13">
          <table:table-cell table:style-name="ce3" office:value-type="date" office:date-value="2023-04-03" calcext:value-type="date">
            <text:p>03/04/23</text:p>
          </table:table-cell>
          <table:table-cell table:style-name="ce8" office:value-type="string" calcext:value-type="string">
            <text:p>Devon Chambers</text:p>
          </table:table-cell>
          <table:table-cell table:style-name="ce10" table:number-columns-repeated="2"/>
          <table:table-cell table:style-name="ce18"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22" office:value-type="string" calcext:value-type="string">
            <text:p><text:span text:style-name="T5">I have 30 years of experience in cleaning family homes. If you want you can look at my profile. I like to publish my cleaning tips. </text:span></text:p>
            <text:p><text:span text:style-name="T5">And we can go two people to clean.</text:span></text:p>
            <text:p><text:span text:style-name="T5">Here is my proposal.</text:span></text:p>
            <text:p/>
            <text:p><text:span text:style-name="T5">I have created 3 packs of cleaning services for this spring summer</text:span></text:p>
            <text:p><text:span text:style-name="T5">Pack 1: every week --------- $150 </text:span></text:p>
            <text:p><text:span text:style-name="T5">Pack 2 once a fortnight-----$200 </text:span></text:p>
            <text:p><text:span text:style-name="T5">Pack 3 once a month------- $250</text:span></text:p>
            <text:p/>
            <text:p><text:span text:style-name="T5">1 Bathrooms refresh</text:span></text:p>
            <text:p><text:span text:style-name="T5">  vacuuming and mopping</text:span></text:p>
            <text:p><text:span text:style-name="T5">  dusting </text:span></text:p>
            <text:p><text:span text:style-name="T5">  kitchen refresh</text:span></text:p>
            <text:p><text:span text:style-name="T5">2 Bathrooms refresh</text:span></text:p>
            <text:p><text:span text:style-name="T5">  vacuuming and mopping common areas</text:span></text:p>
            <text:p><text:span text:style-name="T5">  kitchen refresh</text:span></text:p>
            <text:p><text:span text:style-name="T5">  dusting</text:span></text:p>
            <text:p><text:span text:style-name="T5">3 Bathrooms refresh</text:span></text:p>
            <text:p><text:span text:style-name="T5">  vacuuming and mopping common areas</text:span></text:p>
            <text:p><text:span text:style-name="T5">  kitchen refresh</text:span></text:p>
            <text:p><text:span text:style-name="T5">Displacement $20</text:span></text:p>
            <text:p><text:span text:style-name="T5">For family houses with 2 bathrooms and 2 toilets, 3 bedrooms, living room, dining room and kitchen.</text:span></text:p>
            <text:p><text:span text:style-name="T5">If the house is bigger, I suggest to hire more packs.</text:span></text:p>
            <text:p><text:span text:style-name="T5">I also have PLUS prices like refrigerator c</text:span>leaning for example.</text:p>
          </table:table-cell>
        </table:table-row>
        <table:table-row table:style-name="ro14">
          <table:table-cell table:style-name="ce4"/>
          <table:table-cell table:style-name="ce4" office:value-type="string" calcext:value-type="string">
            <text:p>Jo Anna Dummel- Tiene un anticuario</text:p>
          </table:table-cell>
          <table:table-cell table:style-name="ce4" table:number-columns-repeated="2"/>
          <table:table-cell table:style-name="ce19" office:value-type="string" calcext:value-type="string">
            <text:p>Can u send me pics of your organizing. How much do u charge?</text:p>
          </table:table-cell>
          <table:table-cell table:style-name="ce23"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row>
        <table:table-row table:style-name="ro8">
          <table:table-cell table:style-name="ce2" office:value-type="date" office:date-value="2023-03-24" calcext:value-type="date">
            <text:p>24/03/23</text:p>
          </table:table-cell>
          <table:table-cell table:style-name="ce1" office:value-type="string" calcext:value-type="string">
            <text:p>Greg sed</text:p>
          </table:table-cell>
          <table:table-cell table:style-name="ce1" table:number-columns-repeated="2"/>
          <table:table-cell table:style-name="ce11" office:value-type="string" calcext:value-type="string">
            <text:p>What all kind of services do you offer.<text:span text:style-name="T4">----</text:span>-I.might be interested in home cleaning you offer. What all do u offer during that time</text:p>
          </table:table-cell>
          <table:table-cell table:style-name="ce24" office:value-type="string" calcext:value-type="string">
            <text:p> 1.Residential home cleaning</text:p>
            <text:p> 2. Home organization<text:span text:style-name="T6">----</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row>
        <table:table-row table:style-name="ro15">
          <table:table-cell table:style-name="ce2" office:value-type="date" office:date-value="2023-04-23" calcext:value-type="date">
            <text:p>23/04/23</text:p>
          </table:table-cell>
          <table:table-cell table:style-name="ce9" office:value-type="string" calcext:value-type="string">
            <text:p>JoAnn McKendrick</text:p>
          </table:table-cell>
          <table:table-cell table:style-name="ce11" office:value-type="string" calcext:value-type="string">
            <text:p>I live in southington,ohio </text:p>
          </table:table-cell>
          <table:table-cell table:style-name="ce1"/>
          <table:table-cell office:value-type="string" calcext:value-type="string">
            <text:p>Would like you to give me an estimate to clean for me</text:p>
          </table:table-cell>
          <table:table-cell office:value-type="string" calcext:value-type="string">
            <text:p><text:span text:style-name="T7">Cleaning and organization services for the home</text:span></text:p>
            <text:p><text:span text:style-name="T7">30 years of experience </text:span></text:p>
            <text:p/>
            <text:p><text:span text:style-name="T7">These questions will allow me to have a clear idea of what you need and I can offer you a quick quote and personalized and efficient service.</text:span></text:p>
            <text:p/>
            <text:p><text:span text:style-name="T7">1.  What service are you looking for?  (Deep cleaning, maintenance cleaning, move-out cleaning, etc.)</text:span></text:p>
            <text:p><text:span text:style-name="T7">2. How many square feet is the leaving area in your house? How many rooms and how many bathrooms?</text:span></text:p>
            <text:p><text:span text:style-name="T7">3. Do you need laundry done, and would you like the bedding to be change with every service?</text:span></text:p>
            <text:p><text:span text:style-name="T7">4. Do you have any special requests?</text:span></text:p>
            <text:p><text:span text:style-name="T7">5. How often would you like the service? </text:span></text:p>
            <text:p><text:span text:style-name="T8">Daily, bi-weekly, monthy, seasonal, or a deep cleaning every 6 months?</text:span></text:p>
            <text:p><text:span text:style-name="T8">6. Do you “have’ any pets?</text:span></text:p>
            <text:p><text:span text:style-name="T8">7.  Do you need any additional Cleaning and o</text:span><text:span text:style-name="T9">rganization services for the home</text:span></text:p>
            <text:p><text:span text:style-name="T7">30 years of experience </text:span></text:p>
            <text:p/>
            <text:p><text:span text:style-name="T7">These questions will allow me to have a clear idea of what you need and I can offer you a quick quote and personalized and efficient service.</text:span></text:p>
            <text:p/>
            <text:p><text:span text:style-name="T7">1.  What service are you looking for?  (Deep cleaning, maintenance cleaning, move-out cleaning, etc.)</text:span></text:p>
            <text:p><text:span text:style-name="T7">2. How many square feet is the leaving area in your house? How many rooms and how many bathrooms?</text:span></text:p>
            <text:p><text:span text:style-name="T7">3. D</text:span><text:span text:style-name="T10">o you need laundry done, and would you like the bedding to be change with every service?</text:span></text:p>
            <text:p><text:span text:style-name="T11">4. Do you have any special requests?</text:span></text:p>
            <text:p><text:span text:style-name="T11">5. How often would you like the service? </text:span></text:p>
            <text:p><text:span text:style-name="T11">Daily, bi-weekly, monthy, seasonal, or a deep cleaning every 6 months?</text:span></text:p>
            <text:p><text:span text:style-name="T11">6. Do you “have’ any pets?</text:span></text:p>
            <text:p><text:span text:style-name="T11">7.  Do you need any additional services not included in the routine cleaning? Inside appliances, inside cabinets, drawers, or any special requests?</text:span></text:p>
            <text:p><text:span text:style-name="T11">My quick estimate is a minimum of $150 per week. maintenance cleaning</text:span></text:p>
            <text:p/>
          </table:table-cell>
        </table:table-row>
        <table:table-row table:style-name="ro16">
          <table:table-cell table:style-name="ce1" office:value-type="string" calcext:value-type="string">
            <text:p>Victoria Demagall</text:p>
          </table:table-cell>
          <table:table-cell table:style-name="ce1" office:value-type="string" calcext:value-type="string">
            <text:p>04/29/23</text:p>
          </table:table-cell>
          <table:table-cell table:style-name="ce12" office:value-type="string" calcext:value-type="string">
            <text:p>Vienna, Avalon Creek</text:p>
          </table:table-cell>
          <table:table-cell table:style-name="ce1"/>
          <table:table-cell table:style-name="ce20"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21"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row>
        <table:table-row table:style-name="ro17">
          <table:table-cell table:style-name="ce1" office:value-type="string" calcext:value-type="string">
            <text:p>Barbara Gill</text:p>
          </table:table-cell>
          <table:table-cell table:style-name="ce1" office:value-type="string" calcext:value-type="string">
            <text:p><text:span text:style-name="T1">06/05/</text:span>23</text:p>
          </table:table-cell>
          <table:table-cell table:style-name="ce1" table:number-columns-repeated="2"/>
          <table:table-cell table:style-name="ce21"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text:p>
          </table:table-cell>
          <table:table-cell table:style-name="ce17"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row>
        <table:table-row table:style-name="ro1" table:number-rows-repeated="11">
          <table:table-cell table:style-name="ce1" table:number-columns-repeated="4"/>
          <table:table-cell table:number-columns-repeated="2"/>
        </table:table-row>
        <table:table-row table:style-name="ro1" table:number-rows-repeated="1048539">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2T14:07:26.413000000</meta:creation-date>
    <dc:date>2023-05-12T14:09:26.014000000</dc:date>
    <meta:editing-duration>PT1M59S</meta:editing-duration>
    <meta:editing-cycles>1</meta:editing-cycles>
    <meta:document-statistic meta:table-count="1" meta:cell-count="110" meta:object-count="0"/>
    <meta:generator>LibreOffice/7.3.5.2$Windows_X86_64 LibreOffice_project/184fe81b8c8c30d8b5082578aee2fed2ea847c01</meta:generator>
  </office:meta>
</office:document-meta>
</file>